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 style:list-style-name="L1">
      <style:text-properties officeooo:paragraph-rsid="00109aa5"/>
    </style:style>
    <style:style style:name="P8" style:family="paragraph" style:parent-style-name="Standard" style:list-style-name="L1">
      <style:text-properties style:font-name="DejaVu Sans Condensed" fo:font-size="12pt" fo:font-weight="normal" officeooo:rsid="001a7aa7" officeooo:paragraph-rsid="002c3ff0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8178b" officeooo:paragraph-rsid="002b4ac1" style:font-size-asian="12pt" style:font-size-complex="12pt"/>
    </style:style>
    <style:style style:name="P17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13">
      <style:text-properties style:font-name="DejaVu Sans Condensed" fo:font-size="12pt" officeooo:rsid="0018178b" officeooo:paragraph-rsid="002607fe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29f921" officeooo:paragraph-rsid="0029f921" style:font-size-asian="12pt" style:font-size-complex="12pt"/>
    </style:style>
    <style:style style:name="P20" style:family="paragraph" style:parent-style-name="Standard" style:list-style-name="L5">
      <style:text-properties style:font-name="DejaVu Sans Condensed" fo:font-size="12pt" officeooo:rsid="002f1745" officeooo:paragraph-rsid="002f1745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rsid="0022a2ae" officeooo:paragraph-rsid="0022a2ae" style:font-size-asian="12pt" style:font-size-complex="12pt"/>
    </style:style>
    <style:style style:name="P22" style:family="paragraph" style:parent-style-name="Standard" style:list-style-name="L12">
      <style:text-properties style:font-name="DejaVu Sans Condensed" fo:font-size="12pt" officeooo:rsid="001a7aa7" officeooo:paragraph-rsid="001a7aa7" style:font-size-asian="12pt" style:font-size-complex="12pt"/>
    </style:style>
    <style:style style:name="P23" style:family="paragraph" style:parent-style-name="Standard" style:list-style-name="L14">
      <style:text-properties style:font-name="DejaVu Sans Condensed" fo:font-size="12pt" officeooo:rsid="001ea2e9" officeooo:paragraph-rsid="001ea2e9" style:font-size-asian="12pt" style:font-size-complex="12pt"/>
    </style:style>
    <style:style style:name="P24" style:family="paragraph" style:parent-style-name="Standard" style:list-style-name="L3">
      <style:text-properties officeooo:paragraph-rsid="001a7aa7"/>
    </style:style>
    <style:style style:name="P25" style:family="paragraph" style:parent-style-name="Standard" style:list-style-name="L7">
      <style:text-properties officeooo:paragraph-rsid="00109aa5"/>
    </style:style>
    <style:style style:name="P26" style:family="paragraph" style:parent-style-name="Standard" style:list-style-name="L7">
      <style:text-properties officeooo:paragraph-rsid="002a7523"/>
    </style:style>
    <style:style style:name="P27" style:family="paragraph" style:parent-style-name="Standard" style:list-style-name="L9">
      <style:text-properties officeooo:paragraph-rsid="00109aa5"/>
    </style:style>
    <style:style style:name="P28" style:family="paragraph" style:parent-style-name="Standard" style:list-style-name="L10">
      <style:text-properties officeooo:paragraph-rsid="00109aa5"/>
    </style:style>
    <style:style style:name="P29" style:family="paragraph" style:parent-style-name="Standard" style:list-style-name="L10">
      <style:text-properties officeooo:paragraph-rsid="001a7aa7"/>
    </style:style>
    <style:style style:name="P30" style:family="paragraph" style:parent-style-name="Standard" style:list-style-name="L12">
      <style:text-properties officeooo:paragraph-rsid="00109aa5"/>
    </style:style>
    <style:style style:name="P31" style:family="paragraph" style:parent-style-name="Standard">
      <style:paragraph-properties fo:text-align="start" style:justify-single-word="false"/>
      <style:text-properties officeooo:paragraph-rsid="0035df76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5df76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5df76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bcebb" style:font-weight-asian="bold" style:font-weight-complex="bold"/>
    </style:style>
    <style:style style:name="T8" style:family="text">
      <style:text-properties fo:font-weight="bold" officeooo:rsid="00215bae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93023"/>
    </style:style>
    <style:style style:name="T11" style:family="text">
      <style:text-properties officeooo:rsid="001a7aa7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a7aa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5ba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1ed2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e0216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c9a8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16c70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48c7a" style:font-size-asian="12pt" style:font-size-complex="12pt"/>
    </style:style>
    <style:style style:name="T23" style:family="text">
      <style:text-properties style:font-name="DejaVu Sans Condensed" fo:font-size="12pt" officeooo:rsid="001a7aa7" style:font-size-asian="12pt" style:font-size-complex="12pt"/>
    </style:style>
    <style:style style:name="T24" style:family="text">
      <style:text-properties style:font-name="DejaVu Sans Condensed" fo:font-size="12pt" officeooo:rsid="0022e479" style:font-size-asian="12pt" style:font-size-complex="12pt"/>
    </style:style>
    <style:style style:name="T25" style:family="text">
      <style:text-properties style:font-name="DejaVu Sans Condensed" fo:font-size="12pt" officeooo:rsid="00241df8" style:font-size-asian="12pt" style:font-size-complex="12pt"/>
    </style:style>
    <style:style style:name="T26" style:family="text">
      <style:text-properties style:font-name="DejaVu Sans Condensed" fo:font-size="12pt" officeooo:rsid="00280395" style:font-size-asian="12pt" style:font-size-complex="12pt"/>
    </style:style>
    <style:style style:name="T27" style:family="text">
      <style:text-properties style:font-name="DejaVu Sans Condensed" fo:font-size="12pt" officeooo:rsid="002c3ff0" style:font-size-asian="12pt" style:font-size-complex="12pt"/>
    </style:style>
    <style:style style:name="T28" style:family="text">
      <style:text-properties style:font-name="DejaVu Sans Condensed" fo:font-size="12pt" officeooo:rsid="002a7523" style:font-size-asian="12pt" style:font-size-complex="12pt"/>
    </style:style>
    <style:style style:name="T29" style:family="text">
      <style:text-properties style:font-name="DejaVu Sans Condensed" fo:font-size="12pt" officeooo:rsid="0031097d" style:font-size-asian="12pt" style:font-size-complex="12pt"/>
    </style:style>
    <style:style style:name="T30" style:family="text">
      <style:text-properties officeooo:rsid="001ea2e9"/>
    </style:style>
    <style:style style:name="T31" style:family="text">
      <style:text-properties officeooo:rsid="001eb735"/>
    </style:style>
    <style:style style:name="T32" style:family="text">
      <style:text-properties officeooo:rsid="00215bae"/>
    </style:style>
    <style:style style:name="T33" style:family="text">
      <style:text-properties officeooo:rsid="0022a2ae"/>
    </style:style>
    <style:style style:name="T34" style:family="text">
      <style:text-properties officeooo:rsid="002f1745"/>
    </style:style>
    <style:style style:name="T35" style:family="text">
      <style:text-properties officeooo:rsid="0032ac6b"/>
    </style:style>
    <style:style style:name="T36" style:family="text">
      <style:text-properties officeooo:rsid="00345e5d"/>
    </style:style>
    <style:style style:name="T37" style:family="text">
      <style:text-properties officeooo:rsid="0035db3e"/>
    </style:style>
    <style:style style:name="T38" style:family="text">
      <style:text-properties officeooo:rsid="00363f8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7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18">1</text:span><text:span text:style-name="T21">0</text:span><text:span text:style-name="T18">2</text:span><text:span text:style-name="T19"> - Controls - </text:span><text:span text:style-name="T13">Throttle </text:span><text:span text:style-name="T20">Grip</text:span></text:p>
      <text:p text:style-name="P5">U=Up, D=Down, F=Forward, B=Backward, L=Left, R=Right, P=Press, S-*=Shift-<text:span text:style-name="T31">*</text:span>, L-*=Long-<text:span text:style-name="T31">*</text:span></text:p>
      <text:p text:style-name="P5"/>
      <text:p text:style-name="P6"><text:span text:style-name="T12">Top</text:span><text:span text:style-name="T13"> </text:span><text:span text:style-name="T16">H</text:span><text:span text:style-name="T13">at -- </text:span><text:span text:style-name="T14">"</text:span><text:span text:style-name="T15">T2</text:span><text:span text:style-name="T14">"</text:span></text:p>
      <text:list text:style-name="L1">
        <text:list-item>
          <text:p text:style-name="P7"><text:span text:style-name="T27">F/</text:span><text:span text:style-name="T22">B: </text:span><text:span text:style-name="T15">Dispense countermeasures</text:span></text:p>
        </text:list-item>
        <text:list-item>
          <text:p text:style-name="P8">U: Toggles jammer on/stby</text:p>
        </text:list-item>
      </text:list>
      <text:p text:style-name="P6"><text:span text:style-name="T12">Top</text:span><text:span text:style-name="T13"> </text:span><text:span text:style-name="T16">H</text:span><text:span text:style-name="T13">at </text:span><text:span text:style-name="T16">R</text:span><text:span text:style-name="T13">ing</text:span></text:p>
      <text:list text:style-name="L2">
        <text:list-item>
          <text:p text:style-name="P9">Rotate: --</text:p>
        </text:list-item>
      </text:list>
      <text:p text:style-name="P6"><text:span text:style-name="T12">Middle </text:span><text:span text:style-name="T16">H</text:span><text:span text:style-name="T12">at</text:span><text:span text:style-name="T13"> -- </text:span><text:span text:style-name="T14">"</text:span><text:span text:style-name="T15">T4</text:span><text:span text:style-name="T14">"</text:span></text:p>
      <text:list text:style-name="L3">
        <text:list-item>
          <text:p text:style-name="P15">U: (SRS radio 1 PTT)</text:p>
        </text:list-item>
        <text:list-item>
          <text:p text:style-name="P15">D: (SRS radio 2 PTT)</text:p>
        </text:list-item>
        <text:list-item>
          <text:p text:style-name="P19">F: <text:span text:style-name="T1">(SRS radio </text:span>3<text:span text:style-name="T1"> PTT)</text:span></text:p>
        </text:list-item>
        <text:list-item>
          <text:p text:style-name="P24"><text:span text:style-name="T26">B</text:span><text:span text:style-name="T23">: IFF Interrogator start/stop</text:span></text:p>
        </text:list-item>
      </text:list>
      <text:p text:style-name="P3"><text:span text:style-name="T4">B</text:span><text:span text:style-name="T5">ottom </text:span><text:span text:style-name="T8">H</text:span><text:span text:style-name="T5">at -- </text:span><text:span text:style-name="T6">"</text:span><text:span text:style-name="T7">T3</text:span><text:span text:style-name="T6">"</text:span></text:p>
      <text:list text:style-name="L4">
        <text:list-item>
          <text:p text:style-name="P10">F: Extend speedbrakes (<text:span text:style-name="T11">single press fully extends)</text:span></text:p>
        </text:list-item>
        <text:list-item>
          <text:p text:style-name="P10">B: Retract speedbrakes (single press fully retracts)</text:p>
        </text:list-item>
      </text:list>
      <text:p text:style-name="P2"><text:span text:style-name="T1">F</text:span><text:span text:style-name="T9">ront </text:span><text:span text:style-name="T32">T</text:span><text:span text:style-name="T9">humb </text:span><text:span text:style-name="T32">B</text:span><text:span text:style-name="T9">utton</text:span></text:p>
      <text:list text:style-name="L5">
        <text:list-item>
          <text:p text:style-name="P11">P: <text:span text:style-name="T34">Engine mode switch to CMBT (a little more power in exchange for a little more engine wear)</text:span></text:p>
        </text:list-item>
        <text:list-item>
          <text:p text:style-name="P20">S-P: Engine mode switch to C+T (normal setting)</text:p>
        </text:list-item>
      </text:list>
      <text:p text:style-name="P3"><text:span text:style-name="T4">R</text:span><text:span text:style-name="T5">ear </text:span><text:span text:style-name="T8">T</text:span><text:span text:style-name="T5">humb </text:span><text:span text:style-name="T8">B</text:span><text:span text:style-name="T5">utton</text:span></text:p>
      <text:list text:style-name="L6">
        <text:list-item>
          <text:p text:style-name="P16">P: <text:span text:style-name="T11">AG Manual Mode, DGFT Missile Designator Control</text:span></text:p>
        </text:list-item>
      </text:list>
      <text:p text:style-name="P2"><text:span text:style-name="T1">B</text:span><text:span text:style-name="T9">ottom </text:span><text:span text:style-name="T32">T</text:span><text:span text:style-name="T9">humb </text:span><text:span text:style-name="T32">B</text:span><text:span text:style-name="T9">utton</text:span></text:p>
      <text:list text:style-name="L7">
        <text:list-item>
          <text:p text:style-name="P25"><text:span text:style-name="T22">P: </text:span><text:span text:style-name="T28">Thottle Stop</text:span><text:span text:style-name="T29">-&gt;</text:span><text:span text:style-name="T28">Idle</text:span></text:p>
        </text:list-item>
        <text:list-item>
          <text:p text:style-name="P26"><text:span text:style-name="T28">S-P: Throttle Idle</text:span><text:span text:style-name="T29">-&gt;</text:span><text:span text:style-name="T28">Stop</text:span></text:p>
        </text:list-item>
      </text:list>
      <text:p text:style-name="P2"><text:span text:style-name="T1">M</text:span><text:span text:style-name="T9">inistick -- </text:span><text:span text:style-name="T2">"</text:span><text:span text:style-name="T11">T5/</text:span><text:span text:style-name="T9">TDC</text:span><text:span text:style-name="T2">"</text:span></text:p>
      <text:list text:style-name="L8">
        <text:list-item>
          <text:p text:style-name="P17">Axes: Slew TCD on SOI</text:p>
        </text:list-item>
      </text:list>
      <text:list text:style-name="L9">
        <text:list-item>
          <text:p text:style-name="P27"><text:span text:style-name="T22">P: </text:span><text:span text:style-name="T23">Lock target</text:span></text:p>
        </text:list-item>
      </text:list>
      <text:p text:style-name="P6"><text:span text:style-name="T12">Middle </text:span><text:span text:style-name="T16">F</text:span><text:span text:style-name="T12">inger </text:span><text:span text:style-name="T16">H</text:span><text:span text:style-name="T12">at</text:span><text:span text:style-name="T13"> -- </text:span><text:span text:style-name="T15">"Sensor (WMD/TV)"</text:span></text:p>
      <text:list text:style-name="L10">
        <text:list-item>
          <text:p text:style-name="P28"><text:span text:style-name="T22">U/D: Radar antenna elevation up/down, </text:span><text:span text:style-name="T23">TPOD</text:span><text:span text:style-name="T22"> zoom </text:span><text:span text:style-name="T23">in/out</text:span></text:p>
        </text:list-item>
        <text:list-item>
          <text:p text:style-name="P29"><text:span text:style-name="T23">L/R: </text:span><text:span text:style-name="T24">Adjust TPOD gain (brightness), </text:span><text:span text:style-name="T25">maybe other functions??</text:span></text:p>
        </text:list-item>
        <text:list-item>
          <text:p text:style-name="P21">P: --</text:p>
        </text:list-item>
      </text:list>
      <text:p text:style-name="P2"><text:span text:style-name="T1">Ring </text:span><text:span text:style-name="T32">F</text:span><text:span text:style-name="T1">inger </text:span><text:span text:style-name="T32">S</text:span><text:span text:style-name="T9">lider</text:span></text:p>
      <text:list text:style-name="L11">
        <text:list-item>
          <text:p text:style-name="P12">U/D: <text:span text:style-name="T35">--</text:span></text:p>
        </text:list-item>
      </text:list>
      <text:p text:style-name="P6"><text:span text:style-name="T12">P</text:span><text:span text:style-name="T13">inky </text:span><text:span text:style-name="T16">S</text:span><text:span text:style-name="T12">witch</text:span><text:span text:style-name="T13"> -- </text:span><text:span text:style-name="T15">"T1" </text:span><text:span text:style-name="T17">Master modes</text:span></text:p>
      <text:list text:style-name="L12">
        <text:list-item>
          <text:p text:style-name="P22">U: INTC (Intercept or A/A) Master Mode</text:p>
        </text:list-item>
        <text:list-item>
          <text:p text:style-name="P22">D: A/G Master Mode</text:p>
        </text:list-item>
        <text:list-item>
          <text:p text:style-name="P30"><text:span text:style-name="T22">P: </text:span><text:span text:style-name="T23">NAV Master Mode</text:span></text:p>
        </text:list-item>
      </text:list>
      <text:p text:style-name="P1"><text:span text:style-name="T1">P</text:span>inky <text:span text:style-name="T32">B</text:span>utton</text:p>
      <text:list text:style-name="L13">
        <text:list-item>
          <text:p text:style-name="P18">P: <text:span text:style-name="T33">Laser Designator On/Off</text:span><text:span text:style-name="T38">??</text:span></text:p>
        </text:list-item>
      </text:list>
      <text:p text:style-name="P14"><text:span text:style-name="T3">Pinky </text:span><text:span text:style-name="T8">W</text:span><text:span text:style-name="T3">heel</text:span></text:p>
      <text:list text:style-name="L14">
        <text:list-item>
          <text:p text:style-name="P13"><text:span text:style-name="T10">Rotate </text:span><text:span text:style-name="T30">F</text:span>: <text:span text:style-name="T36">--</text:span></text:p>
        </text:list-item>
        <text:list-item>
          <text:p text:style-name="P23">Rotate B: <text:span text:style-name="T36">--</text:span></text:p>
        </text:list-item>
        <text:list-item>
          <text:p text:style-name="P13">P: <text:span text:style-name="T36">Exterior Light Master Switch - Normal/Off (toggles external lights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4:26:34.681000000</dc:date>
    <meta:editing-duration>PT21H14M2S</meta:editing-duration>
    <meta:editing-cycles>37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8" meta:word-count="251" meta:character-count="1306" meta:non-whitespace-character-count="1130"/>
  </office:meta>
</office:document-meta>
</file>